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.1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85cm"/>
    </style:style>
    <style:style style:name="co5" style:family="table-column">
      <style:table-column-properties fo:break-before="auto" style:column-width="1.244cm"/>
    </style:style>
    <style:style style:name="co6" style:family="table-column">
      <style:table-column-properties fo:break-before="auto" style:column-width="1.6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#ip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i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{4} = 1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ni</text:p>
          </table:table-cell>
          <table:table-cell office:value-type="float" office:value="4" calcext:value-type="float">
            <text:p>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[4] = 7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qri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[4] =&gt; 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[1] += r[4]</text:p>
          </table:table-cell>
          <table:table-cell/>
          <table:table-cell office:value-type="string" calcext:value-type="string">
            <text:p>skip next if r[4] == 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[1] = 0</text:p>
          </table:table-cell>
          <table:table-cell/>
          <table:table-cell office:value-type="string" calcext:value-type="string">
            <text:p>jump to ip 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R[4] = 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ri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[3] = r[4] | 65536</text:p>
          </table:table-cell>
          <table:table-cell/>
          <table:table-cell office:value-type="string" calcext:value-type="string">
            <text:p>if r[4] = 0 this equals 655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ti</text:p>
          </table:table-cell>
          <table:table-cell office:value-type="float" office:value="12670166" calcext:value-type="float">
            <text:p>1267016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[4] = 1267016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ni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[2] = r[3] &amp; 255</text:p>
          </table:table-cell>
          <table:table-cell/>
          <table:table-cell office:value-type="string" calcext:value-type="string">
            <text:p>65536 &amp; 255 = 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d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[4] += r[2]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ni</text:p>
          </table:table-cell>
          <table:table-cell office:value-type="float" office:value="4" calcext:value-type="float">
            <text:p>4</text:p>
          </table:table-cell>
          <table:table-cell office:value-type="float" office:value="16777215" calcext:value-type="float">
            <text:p>167772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[4] = r[4] &amp; 1677721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uli</text:p>
          </table:table-cell>
          <table:table-cell office:value-type="float" office:value="4" calcext:value-type="float">
            <text:p>4</text:p>
          </table:table-cell>
          <table:table-cell office:value-type="float" office:value="65899" calcext:value-type="float">
            <text:p>6589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[4] *= 6589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ni</text:p>
          </table:table-cell>
          <table:table-cell office:value-type="float" office:value="4" calcext:value-type="float">
            <text:p>4</text:p>
          </table:table-cell>
          <table:table-cell office:value-type="float" office:value="16777215" calcext:value-type="float">
            <text:p>167772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[4] = r[4] &amp; 1677721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tir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[2] = 1 if 256 &gt; r[3] else 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dd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[1] += r[2]</text:p>
          </table:table-cell>
          <table:table-cell/>
          <table:table-cell office:value-type="string" calcext:value-type="string">
            <text:p>skip next if r[2] == 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R[1] += 1</text:p>
          </table:table-cell>
          <table:table-cell/>
          <table:table-cell office:value-type="string" calcext:value-type="string">
            <text:p>skip nex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ti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[1] = 27</text:p>
          </table:table-cell>
          <table:table-cell/>
          <table:table-cell office:value-type="string" calcext:value-type="string">
            <text:p>jump to ip 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[2] = 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d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[5] = r[2] + 1</text:p>
          </table:table-cell>
          <table:table-cell/>
          <table:table-cell office:value-type="string" calcext:value-type="string">
            <text:p>Equals 1 if from prev line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li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[5] *= 25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tr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[5] = 1 if r[5] &gt; r[3] else 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dd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[1] += r{5]</text:p>
          </table:table-cell>
          <table:table-cell/>
          <table:table-cell office:value-type="string" calcext:value-type="string">
            <text:p>skip next if r[5] &gt; r[3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R[1] += 1</text:p>
          </table:table-cell>
          <table:table-cell/>
          <table:table-cell office:value-type="string" calcext:value-type="string">
            <text:p>skip nex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ti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[1] = 25</text:p>
          </table:table-cell>
          <table:table-cell/>
          <table:table-cell office:value-type="string" calcext:value-type="string">
            <text:p>jump to ip 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dd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[2] += 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ti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[1] = 17</text:p>
          </table:table-cell>
          <table:table-cell/>
          <table:table-cell office:value-type="string" calcext:value-type="string">
            <text:p>jump to ip 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t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[3] = r[2]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t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[1] = 7</text:p>
          </table:table-cell>
          <table:table-cell/>
          <table:table-cell office:value-type="string" calcext:value-type="string">
            <text:p>jump to ip 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qr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[2] = 1 if r[4] == r[0] else 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dd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[1] += r[2]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ti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[1] = 5</text:p>
          </table:table-cell>
          <table:table-cell/>
          <table:table-cell office:value-type="string" calcext:value-type="string">
            <text:p>jump to ip 6</text:p>
          </table:table-cell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15:06:33.189845421</meta:creation-date>
    <dc:date>2025-11-06T18:12:06.488893119</dc:date>
    <meta:editing-duration>PT2H11M20S</meta:editing-duration>
    <meta:editing-cycles>2</meta:editing-cycles>
    <meta:generator>LibreOffice/24.2.7.2$Linux_X86_64 LibreOffice_project/420$Build-2</meta:generator>
    <meta:document-statistic meta:table-count="1" meta:cell-count="202" meta:object-count="0"/>
  </office:meta>
</office:document-meta>
</file>